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2.54pt"/>
    </style:style>
    <style:style style:name="co2" style:family="table-column">
      <style:table-column-properties fo:break-before="auto" style:column-width="20.61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44.45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fo:background-color="#80808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column table:style-name="co4" table:number-columns-repeated="7" table:default-cell-style-name="Default"/>
        <table:table-column table:style-name="co5" table:number-columns-repeated="998" table:default-cell-style-name="Default"/>
        <table:table-row table:style-name="ro1">
          <table:table-cell table:style-name="ce1"/>
          <table:table-cell/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017" calcext:value-type="float">
            <text:p>2017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merican</text:p>
          </table:table-cell>
          <table:table-cell/>
          <table:table-cell table:style-name="ce4" office:value-type="float" office:value="8.49543548509572" calcext:value-type="float">
            <text:p><text:s/>8.50 </text:p>
          </table:table-cell>
          <table:table-cell table:style-name="ce4" office:value-type="float" office:value="8.47338350055741" calcext:value-type="float">
            <text:p><text:s/>8.47 </text:p>
          </table:table-cell>
          <table:table-cell table:style-name="ce4" office:value-type="float" office:value="8.69314539502847" calcext:value-type="float">
            <text:p><text:s/>8.69 </text:p>
          </table:table-cell>
          <table:table-cell table:style-name="ce4" office:value-type="float" office:value="8.77972260606991" calcext:value-type="float">
            <text:p><text:s/>8.78 </text:p>
          </table:table-cell>
          <table:table-cell table:style-name="ce4" office:value-type="float" office:value="8.56253302657573" calcext:value-type="float">
            <text:p><text:s/>8.56 </text:p>
          </table:table-cell>
          <table:table-cell table:style-name="ce4" office:value-type="float" office:value="8.52678547304469" calcext:value-type="float">
            <text:p><text:s/>8.53 </text:p>
          </table:table-cell>
          <table:table-cell table:style-name="ce4" office:value-type="float" office:value="8.24569271074125" calcext:value-type="float">
            <text:p><text:s/>8.25 </text:p>
          </table:table-cell>
          <table:table-cell table:style-name="ce4" office:value-type="float" office:value="8.13873153616434" calcext:value-type="float">
            <text:p><text:s/>8.14 </text:p>
          </table:table-cell>
          <table:table-cell table:style-name="ce4" office:value-type="float" office:value="8.22354914117288" calcext:value-type="float">
            <text:p><text:s/>8.22 </text:p>
          </table:table-cell>
          <table:table-cell table:style-name="ce4" office:value-type="float" office:value="8.84787665419797" calcext:value-type="float">
            <text:p><text:s/>8.85 </text:p>
          </table:table-cell>
          <table:table-cell table:style-name="ce4" office:value-type="float" office:value="8.62864772815233" calcext:value-type="float">
            <text:p><text:s/>8.63 </text:p>
          </table:table-cell>
          <table:table-cell table:style-name="ce4" office:value-type="float" office:value="8.65984224869641" calcext:value-type="float">
            <text:p><text:s/>8.66 </text:p>
          </table:table-cell>
          <table:table-cell table:style-name="ce7" office:value-type="float" office:value="8.67672949181833" calcext:value-type="float">
            <text:p><text:s/>8.68 </text:p>
          </table:table-cell>
          <table:table-cell table:style-name="ce7" office:value-type="float" office:value="8.48789389767859" calcext:value-type="float">
            <text:p><text:s/>8.49 </text:p>
          </table:table-cell>
          <table:table-cell table:style-name="ce7" office:value-type="float" office:value="8.8955074153404" calcext:value-type="float">
            <text:p><text:s/>8.90 </text:p>
          </table:table-cell>
          <table:table-cell table:style-name="ce7" office:value-type="float" office:value="8.41172064154527" calcext:value-type="float">
            <text:p><text:s/>8.41 </text:p>
          </table:table-cell>
          <table:table-cell table:style-name="ce7" office:value-type="float" office:value="8.40303532303746" calcext:value-type="float">
            <text:p><text:s/>8.40 </text:p>
          </table:table-cell>
          <table:table-cell table:style-name="ce7" office:value-type="float" office:value="8.42408084341097" calcext:value-type="float">
            <text:p><text:s/>8.42 </text:p>
          </table:table-cell>
          <table:table-cell table:style-name="ce7" office:value-type="float" office:value="8.8658348916068" calcext:value-type="float">
            <text:p><text:s/>8.87 </text:p>
          </table:table-cell>
          <table:table-cell table:style-name="ce7" office:value-type="float" office:value="8.57137429747988" calcext:value-type="float">
            <text:p><text:s/>8.57 </text:p>
          </table:table-cell>
          <table:table-cell table:style-name="ce7" office:value-type="float" office:value="8.38270282460394" calcext:value-type="float">
            <text:p><text:s/>8.38 </text:p>
          </table:table-cell>
          <table:table-cell table:style-name="ce7" office:value-type="float" office:value="8.59172692309937" calcext:value-type="float">
            <text:p><text:s/>8.59 </text:p>
          </table:table-cell>
          <table:table-cell table:style-name="ce7" office:value-type="float" office:value="8.44861434876417" calcext:value-type="float">
            <text:p><text:s/>8.45 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ntinental</text:p>
          </table:table-cell>
          <table:table-cell/>
          <table:table-cell table:style-name="ce4" office:value-type="float" office:value="7.90641461808604" calcext:value-type="float">
            <text:p><text:s/>7.91 </text:p>
          </table:table-cell>
          <table:table-cell table:style-name="ce4" office:value-type="float" office:value="8.33918959052604" calcext:value-type="float">
            <text:p><text:s/>8.34 </text:p>
          </table:table-cell>
          <table:table-cell table:style-name="ce4" office:value-type="float" office:value="8.50246538390801" calcext:value-type="float">
            <text:p><text:s/>8.50 </text:p>
          </table:table-cell>
          <table:table-cell table:style-name="ce4" office:value-type="float" office:value="8.57862114844802" calcext:value-type="float">
            <text:p><text:s/>8.58 </text:p>
          </table:table-cell>
          <table:table-cell table:style-name="ce4" office:value-type="float" office:value="8.71297939655837" calcext:value-type="float">
            <text:p><text:s/>8.71 </text:p>
          </table:table-cell>
          <table:table-cell table:style-name="ce4" office:value-type="float" office:value="8.88467032382573" calcext:value-type="float">
            <text:p><text:s/>8.88 </text:p>
          </table:table-cell>
          <table:table-cell table:style-name="ce4" office:value-type="float" office:value="8.7371109080157" calcext:value-type="float">
            <text:p><text:s/>8.74 </text:p>
          </table:table-cell>
          <table:table-cell table:style-name="ce4" office:value-type="float" office:value="8.09905909797823" calcext:value-type="float">
            <text:p><text:s/>8.10 </text:p>
          </table:table-cell>
          <table:table-cell table:style-name="ce4" office:value-type="float" office:value="8.04354406610928" calcext:value-type="float">
            <text:p><text:s/>8.04 </text:p>
          </table:table-cell>
          <table:table-cell table:style-name="ce4" office:value-type="float" office:value="8.45237639706" calcext:value-type="float">
            <text:p><text:s/>8.45 </text:p>
          </table:table-cell>
          <table:table-cell table:style-name="ce4" office:value-type="float" office:value="9.05619315632775" calcext:value-type="float">
            <text:p><text:s/>9.06 </text:p>
          </table:table-cell>
          <table:table-cell table:style-name="ce4" office:value-type="float" office:value="9.50682042678625" calcext:value-type="float">
            <text:p><text:s/>9.51 </text:p>
          </table:table-cell>
          <table:table-cell table:style-name="ce7" office:value-type="float" office:value="9.96014855131456" calcext:value-type="float">
            <text:p><text:s/>9.96 </text:p>
          </table:table-cell>
          <table:table-cell table:style-name="ce7" office:value-type="float" office:value="9.62059487807679" calcext:value-type="float">
            <text:p><text:s/>9.62 </text:p>
          </table:table-cell>
          <table:table-cell table:style-name="ce7" office:value-type="float" office:value="9.32185038570023" calcext:value-type="float">
            <text:p><text:s/>9.32 </text:p>
          </table:table-cell>
          <table:table-cell table:style-name="ce7" office:value-type="float" office:value="9.50618147495807" calcext:value-type="float">
            <text:p><text:s/>9.51 </text:p>
          </table:table-cell>
          <table:table-cell table:style-name="ce7" office:value-type="float" office:value="9.50422127266796" calcext:value-type="float">
            <text:p><text:s/>9.50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elta</text:p>
          </table:table-cell>
          <table:table-cell/>
          <table:table-cell table:style-name="ce4" office:value-type="float" office:value="8.32163363633116" calcext:value-type="float">
            <text:p><text:s/>8.32 </text:p>
          </table:table-cell>
          <table:table-cell table:style-name="ce4" office:value-type="float" office:value="8.55314528067039" calcext:value-type="float">
            <text:p><text:s/>8.55 </text:p>
          </table:table-cell>
          <table:table-cell table:style-name="ce4" office:value-type="float" office:value="8.6906482322969" calcext:value-type="float">
            <text:p><text:s/>8.69 </text:p>
          </table:table-cell>
          <table:table-cell table:style-name="ce4" office:value-type="float" office:value="8.73288028508889" calcext:value-type="float">
            <text:p><text:s/>8.73 </text:p>
          </table:table-cell>
          <table:table-cell table:style-name="ce4" office:value-type="float" office:value="8.64779817855105" calcext:value-type="float">
            <text:p><text:s/>8.65 </text:p>
          </table:table-cell>
          <table:table-cell table:style-name="ce4" office:value-type="float" office:value="8.49182620261179" calcext:value-type="float">
            <text:p><text:s/>8.49 </text:p>
          </table:table-cell>
          <table:table-cell table:style-name="ce4" office:value-type="float" office:value="7.92327140478486" calcext:value-type="float">
            <text:p><text:s/>7.92 </text:p>
          </table:table-cell>
          <table:table-cell table:style-name="ce4" office:value-type="float" office:value="7.59255604310867" calcext:value-type="float">
            <text:p><text:s/>7.59 </text:p>
          </table:table-cell>
          <table:table-cell table:style-name="ce4" office:value-type="float" office:value="7.62314300411523" calcext:value-type="float">
            <text:p><text:s/>7.62 </text:p>
          </table:table-cell>
          <table:table-cell table:style-name="ce6" office:value-type="float" office:value="10.3905960419394" calcext:value-type="float">
            <text:p><text:s/>10.39 </text:p>
          </table:table-cell>
          <table:table-cell table:style-name="ce6" office:value-type="float" office:value="10.4128241335045" calcext:value-type="float">
            <text:p><text:s/>10.41 </text:p>
          </table:table-cell>
          <table:table-cell table:style-name="ce6" office:value-type="float" office:value="10.8174569219875" calcext:value-type="float">
            <text:p><text:s/>10.82 </text:p>
          </table:table-cell>
          <table:table-cell table:style-name="ce7" office:value-type="float" office:value="9.34928166434878" calcext:value-type="float">
            <text:p><text:s/>9.35 </text:p>
          </table:table-cell>
          <table:table-cell table:style-name="ce7" office:value-type="float" office:value="9.42258335027445" calcext:value-type="float">
            <text:p><text:s/>9.42 </text:p>
          </table:table-cell>
          <table:table-cell table:style-name="ce7" office:value-type="float" office:value="8.87619405791651" calcext:value-type="float">
            <text:p><text:s/>8.88 </text:p>
          </table:table-cell>
          <table:table-cell table:style-name="ce7" office:value-type="float" office:value="8.62386923132405" calcext:value-type="float">
            <text:p><text:s/>8.62 </text:p>
          </table:table-cell>
          <table:table-cell table:style-name="ce7" office:value-type="float" office:value="8.79722708991115" calcext:value-type="float">
            <text:p><text:s/>8.80 </text:p>
          </table:table-cell>
          <table:table-cell table:style-name="ce7" office:value-type="float" office:value="8.67680045743074" calcext:value-type="float">
            <text:p><text:s/>8.68 </text:p>
          </table:table-cell>
          <table:table-cell table:style-name="ce7" office:value-type="float" office:value="8.77298852782751" calcext:value-type="float">
            <text:p><text:s/>8.77 </text:p>
          </table:table-cell>
          <table:table-cell table:style-name="ce7" office:value-type="float" office:value="8.75524191036068" calcext:value-type="float">
            <text:p><text:s/>8.76 </text:p>
          </table:table-cell>
          <table:table-cell table:style-name="ce7" office:value-type="float" office:value="8.81856770570573" calcext:value-type="float">
            <text:p><text:s/>8.82 </text:p>
          </table:table-cell>
          <table:table-cell table:style-name="ce7" office:value-type="float" office:value="8.83591486027331" calcext:value-type="float">
            <text:p><text:s/>8.84 </text:p>
          </table:table-cell>
          <table:table-cell table:style-name="ce7" office:value-type="float" office:value="8.68278775838295" calcext:value-type="float">
            <text:p><text:s/>8.68 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Northwest</text:p>
          </table:table-cell>
          <table:table-cell/>
          <table:table-cell table:style-name="ce4" office:value-type="float" office:value="8.02478794428079" calcext:value-type="float">
            <text:p><text:s/>8.02 </text:p>
          </table:table-cell>
          <table:table-cell table:style-name="ce4" office:value-type="float" office:value="7.96572791563795" calcext:value-type="float">
            <text:p><text:s/>7.97 </text:p>
          </table:table-cell>
          <table:table-cell table:style-name="ce4" office:value-type="float" office:value="7.98472795162364" calcext:value-type="float">
            <text:p><text:s/>7.98 </text:p>
          </table:table-cell>
          <table:table-cell table:style-name="ce4" office:value-type="float" office:value="7.28027928089828" calcext:value-type="float">
            <text:p><text:s/>7.28 </text:p>
          </table:table-cell>
          <table:table-cell table:style-name="ce4" office:value-type="float" office:value="7.87000436271334" calcext:value-type="float">
            <text:p><text:s/>7.87 </text:p>
          </table:table-cell>
          <table:table-cell table:style-name="ce4" office:value-type="float" office:value="8.01413671123134" calcext:value-type="float">
            <text:p><text:s/>8.01 </text:p>
          </table:table-cell>
          <table:table-cell table:style-name="ce4" office:value-type="float" office:value="7.60029233686784" calcext:value-type="float">
            <text:p><text:s/>7.60 </text:p>
          </table:table-cell>
          <table:table-cell table:style-name="ce4" office:value-type="float" office:value="7.25828419156653" calcext:value-type="float">
            <text:p><text:s/>7.26 </text:p>
          </table:table-cell>
          <table:table-cell table:style-name="ce4" office:value-type="float" office:value="7.29874713590033" calcext:value-type="float">
            <text:p><text:s/>7.30 </text:p>
          </table:table-cell>
          <table:table-cell table:style-name="ce4" office:value-type="float" office:value="7.40705138300084" calcext:value-type="float">
            <text:p><text:s/>7.41 </text:p>
          </table:table-cell>
          <table:table-cell table:style-name="ce4" office:value-type="float" office:value="7.55851687736218" calcext:value-type="float">
            <text:p><text:s/>7.56 </text:p>
          </table:table-cell>
          <table:table-cell table:style-name="ce4" office:value-type="float" office:value="7.86481130829187" calcext:value-type="float">
            <text:p><text:s/>7.86 </text:p>
          </table:table-cell>
          <table:table-cell table:style-name="ce7" office:value-type="float" office:value="7.78598801509211" calcext:value-type="float">
            <text:p><text:s/>7.79 </text:p>
          </table:table-cell>
          <table:table-cell table:style-name="ce7" office:value-type="float" office:value="7.96970754066442" calcext:value-type="float">
            <text:p><text:s/>7.97 </text:p>
          </table:table-cell>
          <table:table-cell table:style-name="ce7" office:value-type="float" office:value="7.63211213128976" calcext:value-type="float">
            <text:p><text:s/>7.63 </text:p>
          </table:table-cell>
          <table:table-cell table:number-columns-repeated="8" table:style-name="ce7" office:value-type="float" office:value="0" calcext:value-type="float">
            <text:p><text:s/>- <text:s text:c="2"/>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ted</text:p>
          </table:table-cell>
          <table:table-cell/>
          <table:table-cell table:style-name="ce4" office:value-type="float" office:value="8.73014236427807" calcext:value-type="float">
            <text:p><text:s/>8.73 </text:p>
          </table:table-cell>
          <table:table-cell table:style-name="ce4" office:value-type="float" office:value="8.81461183210569" calcext:value-type="float">
            <text:p><text:s/>8.81 </text:p>
          </table:table-cell>
          <table:table-cell table:style-name="ce4" office:value-type="float" office:value="8.97836687734973" calcext:value-type="float">
            <text:p><text:s/>8.98 </text:p>
          </table:table-cell>
          <table:table-cell table:style-name="ce4" office:value-type="float" office:value="9.16751579571198" calcext:value-type="float">
            <text:p><text:s/>9.17 </text:p>
          </table:table-cell>
          <table:table-cell table:style-name="ce4" office:value-type="float" office:value="9.20693228765493" calcext:value-type="float">
            <text:p><text:s/>9.21 </text:p>
          </table:table-cell>
          <table:table-cell table:style-name="ce4" office:value-type="float" office:value="9.03918174093613" calcext:value-type="float">
            <text:p><text:s/>9.04 </text:p>
          </table:table-cell>
          <table:table-cell table:style-name="ce4" office:value-type="float" office:value="8.62309206270559" calcext:value-type="float">
            <text:p><text:s/>8.62 </text:p>
          </table:table-cell>
          <table:table-cell table:style-name="ce4" office:value-type="float" office:value="8.32643454025281" calcext:value-type="float">
            <text:p><text:s/>8.33 </text:p>
          </table:table-cell>
          <table:table-cell table:style-name="ce4" office:value-type="float" office:value="8.25048236628011" calcext:value-type="float">
            <text:p><text:s/>8.25 </text:p>
          </table:table-cell>
          <table:table-cell table:style-name="ce4" office:value-type="float" office:value="8.70440894434024" calcext:value-type="float">
            <text:p><text:s/>8.70 </text:p>
          </table:table-cell>
          <table:table-cell table:style-name="ce4" office:value-type="float" office:value="9.43065503166451" calcext:value-type="float">
            <text:p><text:s/>9.43 </text:p>
          </table:table-cell>
          <table:table-cell table:style-name="ce4" office:value-type="float" office:value="10.8645698085788" calcext:value-type="float">
            <text:p><text:s/>10.86 </text:p>
          </table:table-cell>
          <table:table-cell table:style-name="ce7" office:value-type="float" office:value="11.2016274809714" calcext:value-type="float">
            <text:p><text:s/>11.20 </text:p>
          </table:table-cell>
          <table:table-cell table:style-name="ce7" office:value-type="float" office:value="10.7360974348875" calcext:value-type="float">
            <text:p><text:s/>10.74 </text:p>
          </table:table-cell>
          <table:table-cell table:style-name="ce7" office:value-type="float" office:value="10.8284704245753" calcext:value-type="float">
            <text:p><text:s/>10.83 </text:p>
          </table:table-cell>
          <table:table-cell table:style-name="ce7" office:value-type="float" office:value="11.0126794931243" calcext:value-type="float">
            <text:p><text:s/>11.01 </text:p>
          </table:table-cell>
          <table:table-cell table:style-name="ce7" office:value-type="float" office:value="10.7490657312516" calcext:value-type="float">
            <text:p><text:s/>10.75 </text:p>
          </table:table-cell>
          <table:table-cell table:style-name="ce7" office:value-type="float" office:value="10.6638558324158" calcext:value-type="float">
            <text:p><text:s/>10.66 </text:p>
          </table:table-cell>
          <table:table-cell table:style-name="ce7" office:value-type="float" office:value="10.4661226828684" calcext:value-type="float">
            <text:p><text:s/>10.47 </text:p>
          </table:table-cell>
          <table:table-cell table:style-name="ce7" office:value-type="float" office:value="10.4303851186477" calcext:value-type="float">
            <text:p><text:s/>10.43 </text:p>
          </table:table-cell>
          <table:table-cell table:style-name="ce7" office:value-type="float" office:value="10.40164860244" calcext:value-type="float">
            <text:p><text:s/>10.40 </text:p>
          </table:table-cell>
          <table:table-cell table:style-name="ce7" office:value-type="float" office:value="10.287681526065" calcext:value-type="float">
            <text:p><text:s/>10.29 </text:p>
          </table:table-cell>
          <table:table-cell table:style-name="ce7" office:value-type="float" office:value="10.4429487934946" calcext:value-type="float">
            <text:p><text:s/>10.44 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S Airways</text:p>
          </table:table-cell>
          <table:table-cell/>
          <table:table-cell table:style-name="ce4" office:value-type="float" office:value="8.20435722913789" calcext:value-type="float">
            <text:p><text:s/>8.20 </text:p>
          </table:table-cell>
          <table:table-cell table:style-name="ce4" office:value-type="float" office:value="7.48304569804231" calcext:value-type="float">
            <text:p><text:s/>7.48 </text:p>
          </table:table-cell>
          <table:table-cell table:style-name="ce4" office:value-type="float" office:value="7.72250359220953" calcext:value-type="float">
            <text:p><text:s/>7.72 </text:p>
          </table:table-cell>
          <table:table-cell table:style-name="ce4" office:value-type="float" office:value="7.77272491688941" calcext:value-type="float">
            <text:p><text:s/>7.77 </text:p>
          </table:table-cell>
          <table:table-cell table:style-name="ce4" office:value-type="float" office:value="7.74114486316091" calcext:value-type="float">
            <text:p><text:s/>7.74 </text:p>
          </table:table-cell>
          <table:table-cell table:style-name="ce4" office:value-type="float" office:value="8.17707659041139" calcext:value-type="float">
            <text:p><text:s/>8.18 </text:p>
          </table:table-cell>
          <table:table-cell table:style-name="ce4" office:value-type="float" office:value="10.0120695649073" calcext:value-type="float">
            <text:p><text:s/>10.01 </text:p>
          </table:table-cell>
          <table:table-cell table:style-name="ce4" office:value-type="float" office:value="7.89610913787536" calcext:value-type="float">
            <text:p><text:s/>7.90 </text:p>
          </table:table-cell>
          <table:table-cell table:style-name="ce4" office:value-type="float" office:value="9.05012794826526" calcext:value-type="float">
            <text:p><text:s/>9.05 </text:p>
          </table:table-cell>
          <table:table-cell table:style-name="ce4" office:value-type="float" office:value="9.45340868215293" calcext:value-type="float">
            <text:p><text:s/>9.45 </text:p>
          </table:table-cell>
          <table:table-cell table:style-name="ce4" office:value-type="float" office:value="9.68642893325815" calcext:value-type="float">
            <text:p><text:s/>9.69 </text:p>
          </table:table-cell>
          <table:table-cell table:style-name="ce4" office:value-type="float" office:value="10.0120041524717" calcext:value-type="float">
            <text:p><text:s/>10.01 </text:p>
          </table:table-cell>
          <table:table-cell table:style-name="ce7" office:value-type="float" office:value="10.2495498107679" calcext:value-type="float">
            <text:p><text:s/>10.25 </text:p>
          </table:table-cell>
          <table:table-cell table:style-name="ce7" office:value-type="float" office:value="9.53899042313709" calcext:value-type="float">
            <text:p><text:s/>9.54 </text:p>
          </table:table-cell>
          <table:table-cell table:style-name="ce7" office:value-type="float" office:value="7.99480865172825" calcext:value-type="float">
            <text:p><text:s/>7.99 </text:p>
          </table:table-cell>
          <table:table-cell table:style-name="ce7" office:value-type="float" office:value="8.02668071755323" calcext:value-type="float">
            <text:p><text:s/>8.03 </text:p>
          </table:table-cell>
          <table:table-cell table:style-name="ce7" office:value-type="float" office:value="8.23924613766885" calcext:value-type="float">
            <text:p><text:s/>8.24 </text:p>
          </table:table-cell>
          <table:table-cell table:style-name="ce7" office:value-type="float" office:value="8.14009715874589" calcext:value-type="float">
            <text:p><text:s/>8.14 </text:p>
          </table:table-cell>
          <table:table-cell table:style-name="ce7" office:value-type="float" office:value="8.33603889644855" calcext:value-type="float">
            <text:p><text:s/>8.34 </text:p>
          </table:table-cell>
          <table:table-cell table:style-name="ce7" office:value-type="float" office:value="8.4503382928237" calcext:value-type="float">
            <text:p><text:s/>8.45 </text:p>
          </table:table-cell>
          <table:table-cell table:number-columns-repeated="3" table:style-name="ce7" office:value-type="float" office:value="0" calcext:value-type="float">
            <text:p><text:s/>- <text:s text:c="2"/>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merica West</text:p>
          </table:table-cell>
          <table:table-cell/>
          <table:table-cell table:style-name="ce5" office:value-type="float" office:value="9.72844379168962" calcext:value-type="float">
            <text:p><text:s/>9.73 </text:p>
          </table:table-cell>
          <table:table-cell table:style-name="ce5" office:value-type="float" office:value="10.0682824320538" calcext:value-type="float">
            <text:p><text:s/>10.07 </text:p>
          </table:table-cell>
          <table:table-cell table:style-name="ce5" office:value-type="float" office:value="10.5039320967567" calcext:value-type="float">
            <text:p><text:s/>10.50 </text:p>
          </table:table-cell>
          <table:table-cell table:style-name="ce5" office:value-type="float" office:value="10.2818615877014" calcext:value-type="float">
            <text:p><text:s/>10.28 </text:p>
          </table:table-cell>
          <table:table-cell table:style-name="ce5" office:value-type="float" office:value="9.91533115192625" calcext:value-type="float">
            <text:p><text:s/>9.92 </text:p>
          </table:table-cell>
          <table:table-cell table:style-name="ce5" office:value-type="float" office:value="9.27515679812905" calcext:value-type="float">
            <text:p><text:s/>9.28 </text:p>
          </table:table-cell>
          <table:table-cell table:style-name="ce5" office:value-type="float" office:value="8.24629051712585" calcext:value-type="float">
            <text:p><text:s/>8.25 </text:p>
          </table:table-cell>
          <table:table-cell table:style-name="ce5" office:value-type="float" office:value="11.01282182264" calcext:value-type="float">
            <text:p><text:s/>11.01 </text:p>
          </table:table-cell>
          <table:table-cell table:style-name="ce5" office:value-type="float" office:value="8.66875632738883" calcext:value-type="float">
            <text:p><text:s/>8.67 </text:p>
          </table:table-cell>
          <table:table-cell table:style-name="ce5" office:value-type="float" office:value="10.9643567084572" calcext:value-type="float">
            <text:p><text:s/>10.96 </text:p>
          </table:table-cell>
          <table:table-cell table:style-name="ce5" office:value-type="float" office:value="11.009126721011" calcext:value-type="float">
            <text:p><text:s/>11.01 </text:p>
          </table:table-cell>
          <table:table-cell table:style-name="ce5" office:value-type="float" office:value="0" calcext:value-type="float">
            <text:p><text:s/>- <text:s text:c="2"/></text:p>
          </table:table-cell>
          <table:table-cell table:number-columns-repeated="11" table:style-name="ce8" office:value-type="float" office:value="0" calcext:value-type="float">
            <text:p><text:s/>- <text:s text:c="2"/>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outhwest</text:p>
          </table:table-cell>
          <table:table-cell/>
          <table:table-cell table:style-name="ce4" office:value-type="float" office:value="7.87150178667046" calcext:value-type="float">
            <text:p><text:s/>7.87 </text:p>
          </table:table-cell>
          <table:table-cell table:style-name="ce4" office:value-type="float" office:value="9.38102113138207" calcext:value-type="float">
            <text:p><text:s/>9.38 </text:p>
          </table:table-cell>
          <table:table-cell table:style-name="ce4" office:value-type="float" office:value="9.508130795939" calcext:value-type="float">
            <text:p><text:s/>9.51 </text:p>
          </table:table-cell>
          <table:table-cell table:style-name="ce4" office:value-type="float" office:value="9.45117887456775" calcext:value-type="float">
            <text:p><text:s/>9.45 </text:p>
          </table:table-cell>
          <table:table-cell table:style-name="ce4" office:value-type="float" office:value="9.32061248305978" calcext:value-type="float">
            <text:p><text:s/>9.32 </text:p>
          </table:table-cell>
          <table:table-cell table:style-name="ce4" office:value-type="float" office:value="9.33478874185531" calcext:value-type="float">
            <text:p><text:s/>9.33 </text:p>
          </table:table-cell>
          <table:table-cell table:style-name="ce4" office:value-type="float" office:value="9.27640218030908" calcext:value-type="float">
            <text:p><text:s/>9.28 </text:p>
          </table:table-cell>
          <table:table-cell table:style-name="ce4" office:value-type="float" office:value="9.37206774273355" calcext:value-type="float">
            <text:p><text:s/>9.37 </text:p>
          </table:table-cell>
          <table:table-cell table:style-name="ce4" office:value-type="float" office:value="9.32322395116361" calcext:value-type="float">
            <text:p><text:s/>9.32 </text:p>
          </table:table-cell>
          <table:table-cell table:style-name="ce4" office:value-type="float" office:value="9.33608211127811" calcext:value-type="float">
            <text:p><text:s/>9.34 </text:p>
          </table:table-cell>
          <table:table-cell table:style-name="ce4" office:value-type="float" office:value="9.58452847415072" calcext:value-type="float">
            <text:p><text:s/>9.58 </text:p>
          </table:table-cell>
          <table:table-cell table:style-name="ce4" office:value-type="float" office:value="9.68365815312509" calcext:value-type="float">
            <text:p><text:s/>9.68 </text:p>
          </table:table-cell>
          <table:table-cell table:style-name="ce7" office:value-type="float" office:value="9.58846739809507" calcext:value-type="float">
            <text:p><text:s/>9.59 </text:p>
          </table:table-cell>
          <table:table-cell table:style-name="ce7" office:value-type="float" office:value="9.39330190129657" calcext:value-type="float">
            <text:p><text:s/>9.39 </text:p>
          </table:table-cell>
          <table:table-cell table:style-name="ce7" office:value-type="float" office:value="8.83485894623797" calcext:value-type="float">
            <text:p><text:s/>8.83 </text:p>
          </table:table-cell>
          <table:table-cell table:style-name="ce7" office:value-type="float" office:value="8.76190500209324" calcext:value-type="float">
            <text:p><text:s/>8.76 </text:p>
          </table:table-cell>
          <table:table-cell table:style-name="ce7" office:value-type="float" office:value="8.99811496254663" calcext:value-type="float">
            <text:p><text:s/>9.00 </text:p>
          </table:table-cell>
          <table:table-cell table:style-name="ce7" office:value-type="float" office:value="7.5408747171871" calcext:value-type="float">
            <text:p><text:s/>7.54 </text:p>
          </table:table-cell>
          <table:table-cell table:style-name="ce7" office:value-type="float" office:value="7.28214861871907" calcext:value-type="float">
            <text:p><text:s/>7.28 </text:p>
          </table:table-cell>
          <table:table-cell table:style-name="ce7" office:value-type="float" office:value="8.86744957583864" calcext:value-type="float">
            <text:p><text:s/>8.87 </text:p>
          </table:table-cell>
          <table:table-cell table:style-name="ce7" office:value-type="float" office:value="8.95316404183453" calcext:value-type="float">
            <text:p><text:s/>8.95 </text:p>
          </table:table-cell>
          <table:table-cell table:style-name="ce7" office:value-type="float" office:value="8.8983805181877" calcext:value-type="float">
            <text:p><text:s/>8.90 </text:p>
          </table:table-cell>
          <table:table-cell table:style-name="ce7" office:value-type="float" office:value="8.99757290889369" calcext:value-type="float">
            <text:p><text:s/>9.00 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jetBlue</text:p>
          </table:table-cell>
          <table:table-cell/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style-name="ce4" office:value-type="float" office:value="9.70010288065844" calcext:value-type="float">
            <text:p><text:s/>9.70 </text:p>
          </table:table-cell>
          <table:table-cell table:style-name="ce4" office:value-type="float" office:value="10.0440642820114" calcext:value-type="float">
            <text:p><text:s/>10.04 </text:p>
          </table:table-cell>
          <table:table-cell table:style-name="ce4" office:value-type="float" office:value="11.1616748472403" calcext:value-type="float">
            <text:p><text:s/>11.16 </text:p>
          </table:table-cell>
          <table:table-cell table:style-name="ce4" office:value-type="float" office:value="11.810816" calcext:value-type="float">
            <text:p><text:s/>11.81 </text:p>
          </table:table-cell>
          <table:table-cell table:style-name="ce4" office:value-type="float" office:value="12.0196920546443" calcext:value-type="float">
            <text:p><text:s/>12.02 </text:p>
          </table:table-cell>
          <table:table-cell table:style-name="ce4" office:value-type="float" office:value="11.7303613094817" calcext:value-type="float">
            <text:p><text:s/>11.73 </text:p>
          </table:table-cell>
          <table:table-cell table:style-name="ce4" office:value-type="float" office:value="10.8315754270426" calcext:value-type="float">
            <text:p><text:s/>10.83 </text:p>
          </table:table-cell>
          <table:table-cell table:style-name="ce7" office:value-type="float" office:value="10.7647386699824" calcext:value-type="float">
            <text:p><text:s/>10.76 </text:p>
          </table:table-cell>
          <table:table-cell table:style-name="ce7" office:value-type="float" office:value="8.25170100021948" calcext:value-type="float">
            <text:p><text:s/>8.25 </text:p>
          </table:table-cell>
          <table:table-cell table:style-name="ce7" office:value-type="float" office:value="9.81993706034802" calcext:value-type="float">
            <text:p><text:s/>9.82 </text:p>
          </table:table-cell>
          <table:table-cell table:style-name="ce7" office:value-type="float" office:value="10.0167827173719" calcext:value-type="float">
            <text:p><text:s/>10.02 </text:p>
          </table:table-cell>
          <table:table-cell table:style-name="ce7" office:value-type="float" office:value="9.97898601282435" calcext:value-type="float">
            <text:p><text:s/>9.98 </text:p>
          </table:table-cell>
          <table:table-cell table:style-name="ce7" office:value-type="float" office:value="10.1600860998947" calcext:value-type="float">
            <text:p><text:s/>10.16 </text:p>
          </table:table-cell>
          <table:table-cell table:style-name="ce7" office:value-type="float" office:value="10.4616591198319" calcext:value-type="float">
            <text:p><text:s/>10.46 </text:p>
          </table:table-cell>
          <table:table-cell table:style-name="ce7" office:value-type="float" office:value="10.054448463182" calcext:value-type="float">
            <text:p><text:s/>10.05 </text:p>
          </table:table-cell>
          <table:table-cell table:style-name="ce7" office:value-type="float" office:value="10.2272451776115" calcext:value-type="float">
            <text:p><text:s/>10.23 </text:p>
          </table:table-cell>
          <table:table-cell table:style-name="ce7" office:value-type="float" office:value="10.3746349499538" calcext:value-type="float">
            <text:p><text:s/>10.37 </text:p>
          </table:table-cell>
          <table:table-cell table:style-name="ce7" office:value-type="float" office:value="10.0296232856623" calcext:value-type="float">
            <text:p><text:s/>10.03 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irTran</text:p>
          </table:table-cell>
          <table:table-cell/>
          <table:table-cell table:style-name="ce4" office:value-type="float" office:value="5.94722222222222" calcext:value-type="float">
            <text:p><text:s/>5.95 </text:p>
          </table:table-cell>
          <table:table-cell table:style-name="ce4" office:value-type="float" office:value="4.97287184284378" calcext:value-type="float">
            <text:p><text:s/>4.97 </text:p>
          </table:table-cell>
          <table:table-cell table:style-name="ce4" office:value-type="float" office:value="6.95183842568617" calcext:value-type="float">
            <text:p><text:s/>6.95 </text:p>
          </table:table-cell>
          <table:table-cell table:style-name="ce4" office:value-type="float" office:value="8.20169721656484" calcext:value-type="float">
            <text:p><text:s/>8.20 </text:p>
          </table:table-cell>
          <table:table-cell table:style-name="ce4" office:value-type="float" office:value="10.406817053665" calcext:value-type="float">
            <text:p><text:s/>10.41 </text:p>
          </table:table-cell>
          <table:table-cell table:style-name="ce4" office:value-type="float" office:value="9.99612049292561" calcext:value-type="float">
            <text:p><text:s/>10.00 </text:p>
          </table:table-cell>
          <table:table-cell table:style-name="ce4" office:value-type="float" office:value="7.81636354215244" calcext:value-type="float">
            <text:p><text:s/>7.82 </text:p>
          </table:table-cell>
          <table:table-cell table:style-name="ce4" office:value-type="float" office:value="8.23532056469742" calcext:value-type="float">
            <text:p><text:s/>8.24 </text:p>
          </table:table-cell>
          <table:table-cell table:style-name="ce4" office:value-type="float" office:value="8.49757744241462" calcext:value-type="float">
            <text:p><text:s/>8.50 </text:p>
          </table:table-cell>
          <table:table-cell table:style-name="ce4" office:value-type="float" office:value="8.66915230390433" calcext:value-type="float">
            <text:p><text:s/>8.67 </text:p>
          </table:table-cell>
          <table:table-cell table:style-name="ce4" office:value-type="float" office:value="9.20258427302366" calcext:value-type="float">
            <text:p><text:s/>9.20 </text:p>
          </table:table-cell>
          <table:table-cell table:style-name="ce4" office:value-type="float" office:value="8.97589898698929" calcext:value-type="float">
            <text:p><text:s/>8.98 </text:p>
          </table:table-cell>
          <table:table-cell table:style-name="ce7" office:value-type="float" office:value="9.01577483498692" calcext:value-type="float">
            <text:p><text:s/>9.02 </text:p>
          </table:table-cell>
          <table:table-cell table:style-name="ce7" office:value-type="float" office:value="9.058708769107" calcext:value-type="float">
            <text:p><text:s/>9.06 </text:p>
          </table:table-cell>
          <table:table-cell table:style-name="ce7" office:value-type="float" office:value="9.01579314877187" calcext:value-type="float">
            <text:p><text:s/>9.02 </text:p>
          </table:table-cell>
          <table:table-cell table:style-name="ce7" office:value-type="float" office:value="9.10006103763988" calcext:value-type="float">
            <text:p><text:s/>9.10 </text:p>
          </table:table-cell>
          <table:table-cell table:style-name="ce7" office:value-type="float" office:value="9.1109012358083" calcext:value-type="float">
            <text:p><text:s/>9.11 </text:p>
          </table:table-cell>
          <table:table-cell table:number-columns-repeated="6" table:style-name="ce7" office:value-type="float" office:value="0" calcext:value-type="float">
            <text:p><text:s/>- <text:s text:c="2"/>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rontier</text:p>
          </table:table-cell>
          <table:table-cell/>
          <table:table-cell table:style-name="ce4" office:value-type="float" office:value="8.48952478283086" calcext:value-type="float">
            <text:p><text:s/>8.49 </text:p>
          </table:table-cell>
          <table:table-cell table:style-name="ce4" office:value-type="float" office:value="9.71110361120486" calcext:value-type="float">
            <text:p><text:s/>9.71 </text:p>
          </table:table-cell>
          <table:table-cell table:style-name="ce4" office:value-type="float" office:value="6.96579995315062" calcext:value-type="float">
            <text:p><text:s/>6.97 </text:p>
          </table:table-cell>
          <table:table-cell table:style-name="ce4" office:value-type="float" office:value="8.11955496888554" calcext:value-type="float">
            <text:p><text:s/>8.12 </text:p>
          </table:table-cell>
          <table:table-cell table:style-name="ce4" office:value-type="float" office:value="9.73286163522013" calcext:value-type="float">
            <text:p><text:s/>9.73 </text:p>
          </table:table-cell>
          <table:table-cell table:style-name="ce4" office:value-type="float" office:value="11.3854376452363" calcext:value-type="float">
            <text:p><text:s/>11.39 </text:p>
          </table:table-cell>
          <table:table-cell table:style-name="ce4" office:value-type="float" office:value="10.3691474268025" calcext:value-type="float">
            <text:p><text:s/>10.37 </text:p>
          </table:table-cell>
          <table:table-cell table:style-name="ce4" office:value-type="float" office:value="17.5800283286119" calcext:value-type="float">
            <text:p><text:s/>17.58 </text:p>
          </table:table-cell>
          <table:table-cell table:style-name="ce4" office:value-type="float" office:value="8.8394149462939" calcext:value-type="float">
            <text:p><text:s/>8.84 </text:p>
          </table:table-cell>
          <table:table-cell table:style-name="ce4" office:value-type="float" office:value="9.94266474895398" calcext:value-type="float">
            <text:p><text:s/>9.94 </text:p>
          </table:table-cell>
          <table:table-cell table:style-name="ce4" office:value-type="float" office:value="10.3880404135338" calcext:value-type="float">
            <text:p><text:s/>10.39 </text:p>
          </table:table-cell>
          <table:table-cell table:style-name="ce4" office:value-type="float" office:value="10.4874004226955" calcext:value-type="float">
            <text:p><text:s/>10.49 </text:p>
          </table:table-cell>
          <table:table-cell table:style-name="ce7" office:value-type="float" office:value="10.5091873643598" calcext:value-type="float">
            <text:p><text:s/>10.51 </text:p>
          </table:table-cell>
          <table:table-cell table:style-name="ce7" office:value-type="float" office:value="9.88922141688099" calcext:value-type="float">
            <text:p><text:s/>9.89 </text:p>
          </table:table-cell>
          <table:table-cell table:style-name="ce7" office:value-type="float" office:value="9.89841095890411" calcext:value-type="float">
            <text:p><text:s/>9.90 </text:p>
          </table:table-cell>
          <table:table-cell table:style-name="ce7" office:value-type="float" office:value="12.2154543166373" calcext:value-type="float">
            <text:p><text:s/>12.22 </text:p>
          </table:table-cell>
          <table:table-cell table:style-name="ce7" office:value-type="float" office:value="10.5362977934984" calcext:value-type="float">
            <text:p><text:s/>10.54 </text:p>
          </table:table-cell>
          <table:table-cell table:style-name="ce7" office:value-type="float" office:value="8.65728047424972" calcext:value-type="float">
            <text:p><text:s/>8.66 </text:p>
          </table:table-cell>
          <table:table-cell table:style-name="ce7" office:value-type="float" office:value="8.5274674355146" calcext:value-type="float">
            <text:p><text:s/>8.53 </text:p>
          </table:table-cell>
          <table:table-cell table:style-name="ce7" office:value-type="float" office:value="9.71898995104355" calcext:value-type="float">
            <text:p><text:s/>9.72 </text:p>
          </table:table-cell>
          <table:table-cell table:style-name="ce7" office:value-type="float" office:value="10.5029744770677" calcext:value-type="float">
            <text:p><text:s/>10.50 </text:p>
          </table:table-cell>
          <table:table-cell table:style-name="ce7" office:value-type="float" office:value="10.0820102405232" calcext:value-type="float">
            <text:p><text:s/>10.08 </text:p>
          </table:table-cell>
          <table:table-cell table:style-name="ce7" office:value-type="float" office:value="10.1739225076186" calcext:value-type="float">
            <text:p><text:s/>10.17 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Virgin America</text:p>
          </table:table-cell>
          <table:table-cell/>
          <table:table-cell table:number-columns-repeated="12" table:style-name="ce5" office:value-type="float" office:value="0" calcext:value-type="float">
            <text:p><text:s/>- <text:s text:c="2"/></text:p>
          </table:table-cell>
          <table:table-cell table:style-name="ce5" office:value-type="float" office:value="6.01744439598779" calcext:value-type="float">
            <text:p><text:s/>6.02 </text:p>
          </table:table-cell>
          <table:table-cell table:style-name="ce5" office:value-type="float" office:value="11.5131237381021" calcext:value-type="float">
            <text:p><text:s/>11.51 </text:p>
          </table:table-cell>
          <table:table-cell table:style-name="ce5" office:value-type="float" office:value="12.456710898412" calcext:value-type="float">
            <text:p><text:s/>12.46 </text:p>
          </table:table-cell>
          <table:table-cell table:style-name="ce5" office:value-type="float" office:value="12.7026374263356" calcext:value-type="float">
            <text:p><text:s/>12.70 </text:p>
          </table:table-cell>
          <table:table-cell table:style-name="ce5" office:value-type="float" office:value="12.618820726623" calcext:value-type="float">
            <text:p><text:s/>12.62 </text:p>
          </table:table-cell>
          <table:table-cell table:style-name="ce5" office:value-type="float" office:value="13.1047551179062" calcext:value-type="float">
            <text:p><text:s/>13.10 </text:p>
          </table:table-cell>
          <table:table-cell table:style-name="ce5" office:value-type="float" office:value="11.9139759323246" calcext:value-type="float">
            <text:p><text:s/>11.91 </text:p>
          </table:table-cell>
          <table:table-cell table:style-name="ce5" office:value-type="float" office:value="11.3224179994579" calcext:value-type="float">
            <text:p><text:s/>11.32 </text:p>
          </table:table-cell>
          <table:table-cell table:style-name="ce5" office:value-type="float" office:value="9.72539305394065" calcext:value-type="float">
            <text:p><text:s/>9.73 </text:p>
          </table:table-cell>
          <table:table-cell table:style-name="ce5" office:value-type="float" office:value="9.68795458577258" calcext:value-type="float">
            <text:p><text:s/>9.69 </text:p>
          </table:table-cell>
          <table:table-cell table:style-name="ce5" office:value-type="float" office:value="10.8350029713898" calcext:value-type="float">
            <text:p><text:s/>10.84 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laska</text:p>
          </table:table-cell>
          <table:table-cell/>
          <table:table-cell table:style-name="ce4" office:value-type="float" office:value="9.3219806130469" calcext:value-type="float">
            <text:p><text:s/>9.32 </text:p>
          </table:table-cell>
          <table:table-cell table:style-name="ce4" office:value-type="float" office:value="9.75453508481437" calcext:value-type="float">
            <text:p><text:s/>9.75 </text:p>
          </table:table-cell>
          <table:table-cell table:style-name="ce4" office:value-type="float" office:value="9.88708223672351" calcext:value-type="float">
            <text:p><text:s/>9.89 </text:p>
          </table:table-cell>
          <table:table-cell table:style-name="ce4" office:value-type="float" office:value="9.89346319911638" calcext:value-type="float">
            <text:p><text:s/>9.89 </text:p>
          </table:table-cell>
          <table:table-cell table:style-name="ce4" office:value-type="float" office:value="9.68177929854577" calcext:value-type="float">
            <text:p><text:s/>9.68 </text:p>
          </table:table-cell>
          <table:table-cell table:style-name="ce4" office:value-type="float" office:value="9.26911195753232" calcext:value-type="float">
            <text:p><text:s/>9.27 </text:p>
          </table:table-cell>
          <table:table-cell table:style-name="ce4" office:value-type="float" office:value="5.5790818543691" calcext:value-type="float">
            <text:p><text:s/>5.58 </text:p>
          </table:table-cell>
          <table:table-cell table:style-name="ce4" office:value-type="float" office:value="9.15614233419466" calcext:value-type="float">
            <text:p><text:s/>9.16 </text:p>
          </table:table-cell>
          <table:table-cell table:style-name="ce4" office:value-type="float" office:value="9.18086219658491" calcext:value-type="float">
            <text:p><text:s/>9.18 </text:p>
          </table:table-cell>
          <table:table-cell table:style-name="ce4" office:value-type="float" office:value="9.5920119542093" calcext:value-type="float">
            <text:p><text:s/>9.59 </text:p>
          </table:table-cell>
          <table:table-cell table:style-name="ce4" office:value-type="float" office:value="9.27966885926519" calcext:value-type="float">
            <text:p><text:s/>9.28 </text:p>
          </table:table-cell>
          <table:table-cell table:style-name="ce4" office:value-type="float" office:value="9.47435169878359" calcext:value-type="float">
            <text:p><text:s/>9.47 </text:p>
          </table:table-cell>
          <table:table-cell table:style-name="ce7" office:value-type="float" office:value="9.39484126984127" calcext:value-type="float">
            <text:p><text:s/>9.39 </text:p>
          </table:table-cell>
          <table:table-cell table:style-name="ce7" office:value-type="float" office:value="9.17987539843524" calcext:value-type="float">
            <text:p><text:s/>9.18 </text:p>
          </table:table-cell>
          <table:table-cell table:style-name="ce7" office:value-type="float" office:value="8.50410709581627" calcext:value-type="float">
            <text:p><text:s/>8.50 </text:p>
          </table:table-cell>
          <table:table-cell table:style-name="ce7" office:value-type="float" office:value="8.79212358157719" calcext:value-type="float">
            <text:p><text:s/>8.79 </text:p>
          </table:table-cell>
          <table:table-cell table:style-name="ce7" office:value-type="float" office:value="9.22847759793573" calcext:value-type="float">
            <text:p><text:s/>9.23 </text:p>
          </table:table-cell>
          <table:table-cell table:style-name="ce7" office:value-type="float" office:value="9.47844925883694" calcext:value-type="float">
            <text:p><text:s/>9.48 </text:p>
          </table:table-cell>
          <table:table-cell table:style-name="ce7" office:value-type="float" office:value="9.46420917273896" calcext:value-type="float">
            <text:p><text:s/>9.46 </text:p>
          </table:table-cell>
          <table:table-cell table:style-name="ce7" office:value-type="float" office:value="9.31652031856239" calcext:value-type="float">
            <text:p><text:s/>9.32 </text:p>
          </table:table-cell>
          <table:table-cell table:style-name="ce7" office:value-type="float" office:value="9.40920661858294" calcext:value-type="float">
            <text:p><text:s/>9.41 </text:p>
          </table:table-cell>
          <table:table-cell table:style-name="ce7" office:value-type="float" office:value="9.3562879764316" calcext:value-type="float">
            <text:p><text:s/>9.36 </text:p>
          </table:table-cell>
          <table:table-cell table:style-name="ce7" office:value-type="float" office:value="9.80067567567568" calcext:value-type="float">
            <text:p><text:s/>9.80 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Hawaiian</text:p>
          </table:table-cell>
          <table:table-cell/>
          <table:table-cell table:style-name="ce4" office:value-type="float" office:value="6.19065571563215" calcext:value-type="float">
            <text:p><text:s/>6.19 </text:p>
          </table:table-cell>
          <table:table-cell table:style-name="ce4" office:value-type="float" office:value="6.15460815047022" calcext:value-type="float">
            <text:p><text:s/>6.15 </text:p>
          </table:table-cell>
          <table:table-cell table:style-name="ce4" office:value-type="float" office:value="6.53654681943896" calcext:value-type="float">
            <text:p><text:s/>6.54 </text:p>
          </table:table-cell>
          <table:table-cell table:style-name="ce4" office:value-type="float" office:value="6.02135783319413" calcext:value-type="float">
            <text:p><text:s/>6.02 </text:p>
          </table:table-cell>
          <table:table-cell table:style-name="ce4" office:value-type="float" office:value="6.13766709788702" calcext:value-type="float">
            <text:p><text:s/>6.14 </text:p>
          </table:table-cell>
          <table:table-cell table:style-name="ce4" office:value-type="float" office:value="6.18338938714499" calcext:value-type="float">
            <text:p><text:s/>6.18 </text:p>
          </table:table-cell>
          <table:table-cell table:style-name="ce4" office:value-type="float" office:value="5.98024586689275" calcext:value-type="float">
            <text:p><text:s/>5.98 </text:p>
          </table:table-cell>
          <table:table-cell table:style-name="ce4" office:value-type="float" office:value="7.25238863382554" calcext:value-type="float">
            <text:p><text:s/>7.25 </text:p>
          </table:table-cell>
          <table:table-cell table:style-name="ce4" office:value-type="float" office:value="6.56767777225261" calcext:value-type="float">
            <text:p><text:s/>6.57 </text:p>
          </table:table-cell>
          <table:table-cell table:style-name="ce4" office:value-type="float" office:value="7.18329872117171" calcext:value-type="float">
            <text:p><text:s/>7.18 </text:p>
          </table:table-cell>
          <table:table-cell table:style-name="ce4" office:value-type="float" office:value="7.94009013960646" calcext:value-type="float">
            <text:p><text:s/>7.94 </text:p>
          </table:table-cell>
          <table:table-cell table:style-name="ce4" office:value-type="float" office:value="7.97754149940328" calcext:value-type="float">
            <text:p><text:s/>7.98 </text:p>
          </table:table-cell>
          <table:table-cell table:style-name="ce7" office:value-type="float" office:value="8.11351878965349" calcext:value-type="float">
            <text:p><text:s/>8.11 </text:p>
          </table:table-cell>
          <table:table-cell table:style-name="ce7" office:value-type="float" office:value="7.83657000975437" calcext:value-type="float">
            <text:p><text:s/>7.84 </text:p>
          </table:table-cell>
          <table:table-cell table:style-name="ce7" office:value-type="float" office:value="8.00866933834956" calcext:value-type="float">
            <text:p><text:s/>8.01 </text:p>
          </table:table-cell>
          <table:table-cell table:style-name="ce7" office:value-type="float" office:value="7.4685917721519" calcext:value-type="float">
            <text:p><text:s/>7.47 </text:p>
          </table:table-cell>
          <table:table-cell table:style-name="ce7" office:value-type="float" office:value="8.57688744789254" calcext:value-type="float">
            <text:p><text:s/>8.58 </text:p>
          </table:table-cell>
          <table:table-cell table:style-name="ce7" office:value-type="float" office:value="8.1936764036172" calcext:value-type="float">
            <text:p><text:s/>8.19 </text:p>
          </table:table-cell>
          <table:table-cell table:style-name="ce7" office:value-type="float" office:value="8.42386062213648" calcext:value-type="float">
            <text:p><text:s/>8.42 </text:p>
          </table:table-cell>
          <table:table-cell table:style-name="ce7" office:value-type="float" office:value="8.12236506833449" calcext:value-type="float">
            <text:p><text:s/>8.12 </text:p>
          </table:table-cell>
          <table:table-cell table:style-name="ce7" office:value-type="float" office:value="8.22876151484135" calcext:value-type="float">
            <text:p><text:s/>8.23 </text:p>
          </table:table-cell>
          <table:table-cell table:style-name="ce7" office:value-type="float" office:value="8.39590020836853" calcext:value-type="float">
            <text:p><text:s/>8.40 </text:p>
          </table:table-cell>
          <table:table-cell table:style-name="ce7" office:value-type="float" office:value="8.46963606153186" calcext:value-type="float">
            <text:p><text:s/>8.47 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Spirit</text:p>
          </table:table-cell>
          <table:table-cell/>
          <table:table-cell table:style-name="ce4" office:value-type="float" office:value="3.56413004644516" calcext:value-type="float">
            <text:p><text:s/>3.56 </text:p>
          </table:table-cell>
          <table:table-cell table:style-name="ce4" office:value-type="float" office:value="4.70835495588999" calcext:value-type="float">
            <text:p><text:s/>4.71 </text:p>
          </table:table-cell>
          <table:table-cell table:style-name="ce4" office:value-type="float" office:value="4.17561787072243" calcext:value-type="float">
            <text:p><text:s/>4.18 </text:p>
          </table:table-cell>
          <table:table-cell table:style-name="ce4" office:value-type="float" office:value="4.83117314722499" calcext:value-type="float">
            <text:p><text:s/>4.83 </text:p>
          </table:table-cell>
          <table:table-cell table:style-name="ce4" office:value-type="float" office:value="7.23438155136268" calcext:value-type="float">
            <text:p><text:s/>7.23 </text:p>
          </table:table-cell>
          <table:table-cell table:style-name="ce4" office:value-type="float" office:value="7.11948381149902" calcext:value-type="float">
            <text:p><text:s/>7.12 </text:p>
          </table:table-cell>
          <table:table-cell table:style-name="ce4" office:value-type="float" office:value="6.44945567651633" calcext:value-type="float">
            <text:p><text:s/>6.45 </text:p>
          </table:table-cell>
          <table:table-cell table:style-name="ce4" office:value-type="float" office:value="7.85643662250346" calcext:value-type="float">
            <text:p><text:s/>7.86 </text:p>
          </table:table-cell>
          <table:table-cell table:style-name="ce4" office:value-type="float" office:value="8.10717024539877" calcext:value-type="float">
            <text:p><text:s/>8.11 </text:p>
          </table:table-cell>
          <table:table-cell table:style-name="ce4" office:value-type="float" office:value="8.48676559923631" calcext:value-type="float">
            <text:p><text:s/>8.49 </text:p>
          </table:table-cell>
          <table:table-cell table:style-name="ce4" office:value-type="float" office:value="7.42227036395147" calcext:value-type="float">
            <text:p><text:s/>7.42 </text:p>
          </table:table-cell>
          <table:table-cell table:style-name="ce4" office:value-type="float" office:value="7.5285379202502" calcext:value-type="float">
            <text:p><text:s/>7.53 </text:p>
          </table:table-cell>
          <table:table-cell table:style-name="ce4" office:value-type="float" office:value="9.8780103887927" calcext:value-type="float">
            <text:p><text:s/>9.88 </text:p>
          </table:table-cell>
          <table:table-cell table:style-name="ce4" office:value-type="float" office:value="10.5159219739913" calcext:value-type="float">
            <text:p><text:s/>10.52 </text:p>
          </table:table-cell>
          <table:table-cell table:style-name="ce4" office:value-type="float" office:value="10.8500244259893" calcext:value-type="float">
            <text:p><text:s/>10.85 </text:p>
          </table:table-cell>
          <table:table-cell table:style-name="ce4" office:value-type="float" office:value="11.0362391602008" calcext:value-type="float">
            <text:p><text:s/>11.04 </text:p>
          </table:table-cell>
          <table:table-cell table:style-name="ce4" office:value-type="float" office:value="10.763596353348" calcext:value-type="float">
            <text:p><text:s/>10.76 </text:p>
          </table:table-cell>
          <table:table-cell table:style-name="ce4" office:value-type="float" office:value="10.7794585987261" calcext:value-type="float">
            <text:p><text:s/>10.78 </text:p>
          </table:table-cell>
          <table:table-cell table:style-name="ce4" office:value-type="float" office:value="10.7219723739158" calcext:value-type="float">
            <text:p><text:s/>10.72 </text:p>
          </table:table-cell>
          <table:table-cell table:style-name="ce4" office:value-type="float" office:value="10.7416834435816" calcext:value-type="float">
            <text:p><text:s/>10.74 </text:p>
          </table:table-cell>
          <table:table-cell table:style-name="ce4" office:value-type="float" office:value="10.8575680438614" calcext:value-type="float">
            <text:p><text:s/>10.86 </text:p>
          </table:table-cell>
          <table:table-cell table:style-name="ce4" office:value-type="float" office:value="10.9244788071241" calcext:value-type="float">
            <text:p><text:s/>10.92 </text:p>
          </table:table-cell>
          <table:table-cell table:style-name="ce4" office:value-type="float" office:value="9.80152853440525" calcext:value-type="float">
            <text:p><text:s/>9.80 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llegiant</text:p>
          </table:table-cell>
          <table:table-cell/>
          <table:table-cell table:number-columns-repeated="5" table:style-name="ce5" office:value-type="float" office:value="0" calcext:value-type="float">
            <text:p><text:s/>- <text:s text:c="2"/></text:p>
          </table:table-cell>
          <table:table-cell table:style-name="ce5" office:value-type="float" office:value="4.42307692307692" calcext:value-type="float">
            <text:p><text:s/>4.42 </text:p>
          </table:table-cell>
          <table:table-cell table:style-name="ce5" office:value-type="float" office:value="1.68723098995696" calcext:value-type="float">
            <text:p><text:s/>1.69 </text:p>
          </table:table-cell>
          <table:table-cell table:style-name="ce5" office:value-type="float" office:value="6.7378223495702" calcext:value-type="float">
            <text:p><text:s/>6.74 </text:p>
          </table:table-cell>
          <table:table-cell table:style-name="ce5" office:value-type="float" office:value="6.0276134122288" calcext:value-type="float">
            <text:p><text:s/>6.03 </text:p>
          </table:table-cell>
          <table:table-cell table:style-name="ce5" office:value-type="float" office:value="5.73659036556201" calcext:value-type="float">
            <text:p><text:s/>5.74 </text:p>
          </table:table-cell>
          <table:table-cell table:style-name="ce5" office:value-type="float" office:value="5.32662245381336" calcext:value-type="float">
            <text:p><text:s/>5.33 </text:p>
          </table:table-cell>
          <table:table-cell table:style-name="ce5" office:value-type="float" office:value="5.45454545454546" calcext:value-type="float">
            <text:p><text:s/>5.45 </text:p>
          </table:table-cell>
          <table:table-cell table:style-name="ce8" office:value-type="float" office:value="5.12375548656461" calcext:value-type="float">
            <text:p><text:s/>5.12 </text:p>
          </table:table-cell>
          <table:table-cell table:style-name="ce8" office:value-type="float" office:value="5.28220402084885" calcext:value-type="float">
            <text:p><text:s/>5.28 </text:p>
          </table:table-cell>
          <table:table-cell table:style-name="ce8" office:value-type="float" office:value="5.48554463843925" calcext:value-type="float">
            <text:p><text:s/>5.49 </text:p>
          </table:table-cell>
          <table:table-cell table:style-name="ce8" office:value-type="float" office:value="5.54534377719756" calcext:value-type="float">
            <text:p><text:s/>5.55 </text:p>
          </table:table-cell>
          <table:table-cell table:style-name="ce8" office:value-type="float" office:value="5.28604504314881" calcext:value-type="float">
            <text:p><text:s/>5.29 </text:p>
          </table:table-cell>
          <table:table-cell table:style-name="ce8" office:value-type="float" office:value="4.87320003668715" calcext:value-type="float">
            <text:p><text:s/>4.87 </text:p>
          </table:table-cell>
          <table:table-cell table:style-name="ce8" office:value-type="float" office:value="4.69280902808153" calcext:value-type="float">
            <text:p><text:s/>4.69 </text:p>
          </table:table-cell>
          <table:table-cell table:style-name="ce8" office:value-type="float" office:value="4.25693448110952" calcext:value-type="float">
            <text:p><text:s/>4.26 </text:p>
          </table:table-cell>
          <table:table-cell table:style-name="ce8" office:value-type="float" office:value="5.10542743830787" calcext:value-type="float">
            <text:p><text:s/>5.11 </text:p>
          </table:table-cell>
          <table:table-cell table:style-name="ce8" office:value-type="float" office:value="5.41221197394955" calcext:value-type="float">
            <text:p><text:s/>5.41 </text:p>
          </table:table-cell>
          <table:table-cell table:style-name="ce8" office:value-type="float" office:value="5.71677026433101" calcext:value-type="float">
            <text:p><text:s/>5.72 </text:p>
          </table:table-cell>
          <table:table-cell table:number-columns-repeated="999"/>
        </table:table-row>
        <table:table-row table:style-name="ro1" table:number-rows-repeated="967">
          <table:table-cell table:number-columns-repeated="1024"/>
        </table:table-row>
        <table:table-row table:style-name="ro2" table:number-rows-repeated="104759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7" meta:object-count="0"/>
    <meta:generator>LibreOfficeDev/6.0.5.2$Linux_X86_64 LibreOffice_project/</meta:generator>
  </office:meta>
</office:document-meta>
</file>